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4.477cm" style:rel-column-width="2538*"/>
    </style:style>
    <style:style style:name="Tabelle1.B" style:family="table-column">
      <style:table-column-properties style:column-width="4.022cm" style:rel-column-width="2280*"/>
    </style:style>
    <style:style style:name="Tabelle1.C" style:family="table-column">
      <style:table-column-properties style:column-width="4.249cm" style:rel-column-width="2409*"/>
    </style:style>
    <style:style style:name="Tabelle1.D" style:family="table-column">
      <style:table-column-properties style:column-width="4.251cm" style:rel-column-width="2410*"/>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size="14pt" fo:language="de" fo:country="DE" style:text-underline-style="none" fo:font-weight="bold" style:font-size-asian="14pt" style:font-weight-asian="bold" style:font-size-complex="14pt" style:font-weight-complex="bold"/>
    </style:style>
    <style:style style:name="P3" style:family="paragraph" style:parent-style-name="Standard">
      <style:text-properties fo:font-size="14pt" fo:language="de" fo:country="DE" style:text-underline-style="none" fo:font-weight="normal" style:font-size-asian="14pt" style:font-weight-asian="normal" style:font-size-complex="14pt" style:font-weight-complex="normal"/>
    </style:style>
    <style:style style:name="P4" style:family="paragraph" style:parent-style-name="Standard" style:list-style-name="L1">
      <style:text-properties fo:language="de" fo:country="DE"/>
    </style:style>
    <style:style style:name="P5" style:family="paragraph" style:parent-style-name="Standard" style:list-style-name="L1">
      <style:text-properties fo:language="de" fo:country="DE" fo:font-style="normal" style:font-style-asian="normal" style:font-style-complex="normal"/>
    </style:style>
    <style:style style:name="P6" style:family="paragraph" style:parent-style-name="Standard" style:list-style-name="L2">
      <style:text-properties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7" style:family="paragraph" style:parent-style-name="Standard">
      <style:text-properties fo:font-size="14pt" fo:language="de" fo:country="DE" style:text-underline-style="none" fo:font-weight="normal" style:font-size-asian="14pt" style:font-weight-asian="normal" style:font-size-complex="14pt" style:font-weight-complex="normal"/>
    </style:style>
    <style:style style:name="P8" style:family="paragraph" style:parent-style-name="Standard" style:list-style-name="L3">
      <style:text-properties fo:font-size="14pt" fo:language="de" fo:country="DE" style:text-underline-style="none" fo:font-weight="normal" style:font-size-asian="14pt" style:font-weight-asian="normal" style:font-size-complex="14pt" style:font-weight-complex="normal"/>
    </style:style>
    <style:style style:name="P9" style:family="paragraph" style:parent-style-name="Standard" style:list-style-name="L4">
      <style:text-properties fo:font-size="14pt" fo:language="de" fo:country="DE" style:text-underline-style="none" fo:font-weight="normal" style:font-size-asian="14pt" style:font-weight-asian="normal" style:font-size-complex="14pt" style:font-weight-complex="normal"/>
    </style:style>
    <style:style style:name="P10" style:family="paragraph" style:parent-style-name="Standard">
      <style:text-properties fo:font-size="14pt" fo:language="de" fo:country="DE" style:text-underline-style="none" fo:font-weight="bold" style:font-size-asian="14pt" style:font-weight-asian="bold" style:font-size-complex="14pt" style:font-weight-complex="bold"/>
    </style:style>
    <style:style style:name="P11" style:family="paragraph" style:parent-style-name="Standard">
      <style:text-properties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P12" style:family="paragraph" style:parent-style-name="Standard">
      <style:text-properties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13" style:family="paragraph" style:parent-style-name="Standard" style:list-style-name="L6"/>
    <style:style style:name="P14" style:family="paragraph" style:parent-style-name="Standard">
      <style:paragraph-properties fo:margin-left="1.251cm" fo:margin-right="0cm" fo:text-indent="0cm" style:auto-text-indent="false"/>
      <style:text-properties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5" style:family="paragraph" style:parent-style-name="Standard">
      <style:paragraph-properties fo:margin-left="1.251cm" fo:margin-right="0cm" fo:text-indent="0cm" style:auto-text-indent="false"/>
      <style:text-properties fo:font-size="14pt" fo:language="de" fo:country="DE" style:text-underline-style="none" fo:font-weight="normal" style:font-size-asian="14pt" style:font-weight-asian="normal" style:font-size-complex="14pt" style:font-weight-complex="normal"/>
    </style:style>
    <style:style style:name="P16" style:family="paragraph" style:parent-style-name="Table_20_Contents">
      <style:text-properties fo:font-size="14pt" style:font-size-asian="14pt" style:font-size-complex="14pt"/>
    </style:style>
    <style:style style:name="P17" style:family="paragraph" style:parent-style-name="Table_20_Contents">
      <style:text-properties fo:font-size="14pt" style:text-underline-style="solid" style:text-underline-width="auto" style:text-underline-color="font-color" style:font-size-asian="14pt" style:font-size-complex="14pt"/>
    </style:style>
    <style:style style:name="T1" style:family="text">
      <style:text-properties fo:font-style="normal" style:font-style-asian="normal" style:font-style-complex="normal"/>
    </style:style>
    <style:style style:name="T2" style:family="text">
      <style:text-properties fo:font-size="14pt" style:text-underline-style="none" fo:font-weight="normal" style:font-size-asian="14pt" style:font-weight-asian="normal" style:font-size-complex="14pt" style:font-weight-complex="normal"/>
    </style:style>
    <style:style style:name="T3" style:family="text">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T4"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fo:font-size="14pt" fo:language="de" fo:country="DE" style:text-underline-style="none" fo:font-weight="normal" style:font-size-asian="14pt" style:font-weight-asian="normal" style:font-size-complex="14pt" style:font-weight-complex="normal"/>
    </style:style>
    <style:style style:name="T6" style:family="text">
      <style:text-properties style:font-name="Times New Roman1"/>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Times New Roman1" style:font-name-asian="Times New Roman1" style:font-name-complex="Times New Roman1"/>
    </style:style>
    <style:style style:name="T10" style:family="text">
      <style:text-properties style:font-name="Times New Roman" style:font-name-asian="Andale Sans UI" style:font-name-complex="Tahoma"/>
    </style:style>
    <style:style style:name="T11" style:family="text">
      <style:text-properties style:text-underline-style="solid" style:text-underline-width="auto" style:text-underline-color="font-color"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twicklung einer dezentralen Android App zur Unterstützung der Hausaufgaben von Schülern und Schülerinnen</text:p>
      <text:p text:style-name="P1"/>
      <text:p text:style-name="P1">1. Analyse</text:p>
      <text:p text:style-name="P1"/>
      <text:p text:style-name="P2">Analyse der Aufgabenstellung:</text:p>
      <text:p text:style-name="P2"/>
      <text:p text:style-name="P3">Zerlegung der einzelnen Begrifflichkeiten und deren Bedeutung. Wie entwickelt man Software? Was sind die allgemeinen Schritte bei der Softwareentwicklung? Wie entwickelt man gute Software? Was bedeutet dezentral? Was ist Android und wozu wird Android genutzt? Wie können die Schülerinnen und Schüler bei ihren Hausaufgaben unterstützt werden?</text:p>
      <text:p text:style-name="P3"/>
      <text:p text:style-name="P11">Wie entwickelt man Software?</text:p>
      <text:p text:style-name="P3"/>
      <text:p text:style-name="P3">In der Softwareentwicklung bezeichnet man die Schritte die ein Softwareentwickler bei der Entwicklung von Software durchlaufen sollte als Softwareentwicklungsprozesse. In der Regel unterscheidet man 4 Softwareentwicklungsprozesse. </text:p>
      <text:list xml:id="list2864375971189881172" text:style-name="L1">
        <text:list-item>
          <text:p text:style-name="P4"><text:span text:style-name="T2">Die </text:span><text:span text:style-name="T3">Softwarespezifikationen </text:span><text:span text:style-name="T4">bei denen Softwareentwickler und Kunde gemeinsam die zu entwickelnde Software definieren und deren Operationen einschränken.</text:span></text:p>
        </text:list-item>
        <text:list-item>
          <text:p text:style-name="P5"><text:span text:style-name="T2">Die </text:span><text:span text:style-name="T3">Softwareentwicklung</text:span><text:span text:style-name="T2"> bei der die Software konzipiert und programmiert wird.</text:span></text:p>
        </text:list-item>
        <text:list-item>
          <text:p text:style-name="P5"><text:span text:style-name="T2">Die </text:span><text:span text:style-name="T3">Software-Validierung </text:span><text:span text:style-name="T2">bei der die Software getestet wird, um sicherzustellen, dass die Software den Ansprüchen des Kunden entspricht.</text:span></text:p>
        </text:list-item>
        <text:list-item>
          <text:p text:style-name="P5"><text:span text:style-name="T2">Die </text:span><text:span text:style-name="T3">Softwareweiterentwicklung </text:span><text:span text:style-name="T2">bei der die Software modifiziert wird, um diese an die Änderungen der Anforderungen des Marktes und des Kunden anzupassen.</text:span></text:p>
        </text:list-item>
      </text:list>
      <text:p text:style-name="P3">(vgl. Sommerville Software Engineering 2004 S.8)</text:p>
      <text:p text:style-name="P3"/>
      <text:p text:style-name="P3">Der Aufbau der Bachelorarbeit orientiert sich an diesen 4 Softwareentwicklungsprozessen. In Kapitel 2 dieser Arbeit werden verschiedenste Use-Cases(Nutzungsszenarien oder Anwendungsfälle) aufgestellt und Analysiert. Aus diesen Use-Cases können dann wiederum diverse Spezifikationen definiert werden. Zudem werden in Kapitel 2 ähnliche Hausaufgabenheft Anwendungen verglichen und nach selbstdefinierten Kriterien bewertet. An Hand dieses Vergleichs und der anschließenden Bewertung der einzelnen Anwendungen können weitere Spezifikationen definiert werden. Der Vergleich mit anderen Anwendungen kann als Inspiration verstanden werden und ist sehr nützlich beim konzipieren noch nicht bedachter Funktionalitäten. Wie die definierten Spezifikationen implementiert werden und wie die dafür konzipierte Struktur der Software aussieht wird in Kapitel 3 geklärt. Wie ich die Anwendung teste und wie das Ergebnis dieser Tests ist zeigt Kapitel 4. In Kapitel 5 also der Softwareweiterentwicklung wird eine Einschätzung bzw. Kritik der bisherigen Anwendung vorgenommen, sprich was kann die <text:soft-page-break/>Anwendung auf dem aktuellsten Stand, wie kann die Anwendung verbessert werden und welche Folgeanwendungen könnten aus dieser Anwendung entstehen.</text:p>
      <text:p text:style-name="P3"/>
      <text:p text:style-name="P11">Was sind die Eigenschaften guter Software? </text:p>
      <text:p text:style-name="P3"/>
      <text:p text:style-name="P3">Zusätzlich zu den Funktionalitäten der Software existieren noch andere Eigenschaften, mit denen untersucht werden kann, ob Software gut oder schlecht entwickelt wurde oder man benutzt das Vorwissen dieser Eigenschaften um bei der Entwicklung neuer Software diese Eigenschaften als grundlegende Entwicklungskriterien zu verwenden. Bei den nachfolgend erklärten Eigenschaften handelt es sich um nicht funktionale Eigenschaften und anders als bei den softwarespezifischen funktionalen Eigenschaften sind die nicht funktionalen Eigenschaften weniger spezifisch als allgemeingültig. Funktionale Eigenschaften werden während der Phase der Softwarespezifikation von Softwareentwickler und Kunden definiert und sind je nach Projekt unterschiedlich also Software spezifisch. Nicht funktionale Eigenschaften gelten für alle Softwareprojekte gleich und sind somit weniger spezifisch als verallgemeinert. Die Eigenschaften guter Software sind:</text:p>
      <text:p text:style-name="P3"/>
      <text:list xml:id="list2913510555944447611" text:style-name="L2">
        <text:list-item>
          <text:p text:style-name="P6">Wartbarkeit: <text:span text:style-name="T1">Software sollte so geschrieben sein, dass sie wiederverwendet und weiterentwickelt werden kann, um sich den Veränderungen der Bedürfnissen der Kunden anzupassen. Die Wartbarkeit ist eine ausschlaggebende Eigenschaft, weil die Veränderung der Software eine unumgängliche Konsequenz aus der Veränderung des Geschäfts-Umfeldes ist.</text:span></text:p>
        </text:list-item>
        <text:list-item>
          <text:p text:style-name="P6">Zuverlässigkeit:<text:span text:style-name="T1"> Software-Zuverlässigkeit beinhaltet verschiedene Merkmale, z.B. Verlässlichkeit, Fehlertoleranz und Sicherheit. Im Falle eines Systemfehlers, sollte Zuverlässige Software keinen physischen oder ökonomischen Schaden anrichten.</text:span></text:p>
        </text:list-item>
        <text:list-item>
          <text:p text:style-name="P6">Effizienz:<text:span text:style-name="T1"> Software sollte keine Systemressourcen verschwenden, wie z.B. Speicher oder Prozessor Zyklen, daher beinhaltet Effizienz Speicherausnutzung, Prozessorzeit, Antwortzeiten für Anwender etc. </text:span></text:p>
        </text:list-item>
        <text:list-item>
          <text:p text:style-name="P6">Benutzbarkeit: <text:span text:style-name="T1">Software muss benutzbar sein, ohne unangemessenen Aufwand, von den Benutzern für die diese Software konzipiert wurde. D.h. Software sollte eine angemessene Benutzeroberfläche haben und hinreichend dokumentiert sein.</text:span></text:p>
        </text:list-item>
      </text:list>
      <text:p text:style-name="P3">(Sommerville Software Engineering 2004 S.12ff )</text:p>
      <text:p text:style-name="P3"/>
      <text:p text:style-name="P3">Diese 4 nicht funktionalen Attribute guter Software sollen grundlegende Kriterien bei der Entwicklung der Hausaufgabenheft-Anwendung bilden. Zudem können diese Kriterien bei späteren Vergleichen mit ähnlichen Hausaufgabenheft-Anwendung herangezogen werden. Im Kritik Abschnitt dieser Arbeit werden diese nicht funktionalen Attribute für die Bewertung der Software benutzt, um festzustellen ob die Software die Rahmenbedingungen guter Software erfüllt oder an welchen Stellen der Software Verbesserungen vorgenommen werden können.</text:p>
      <text:p text:style-name="P3"/>
      <text:p text:style-name="P11"><text:soft-page-break/>Was bedeutet dezentral?</text:p>
      <text:p text:style-name="P14"><text:span text:style-name="T6"/></text:p>
      <text:p text:style-name="P3">/<text:span text:style-name="T7">/TODO DEFIS AUS IT DUDEN BESORGEN </text:span>Die Begriffe dezentral und verteilt werden im Nachfolgenden Teil synonym verwendet. </text:p>
      <text:p text:style-name="P3"/>
      <text:p text:style-name="P14"><text:span text:style-name="T6">»Ein verteiltes System ist eine Ansammlung unabhängiger Computer, die den Benutzern wie ein einzelnes kohärentes System erscheint.«</text:span><text:span text:style-name="T6"><text:note text:id="ftn1" text:note-class="footnote"><text:note-citation>1</text:note-citation><text:note-body><text:p text:style-name="Footnote">Tanenbaum, Andrew S., Maarten van Steen: Verteilte Systeme. <text:span text:style-name="T7">Nachbessern</text:span></text:p></text:note-body></text:note></text:span></text:p>
      <text:p text:style-name="P14"><text:span text:style-name="T6"/></text:p>
      <text:p text:style-name="P3">Die Hausaufgabenheft-Anwendung ist eine Komponente des SharkNet. Das SharkNet ist eine Ansammlung verschiedener Komponenten die unter anderem ein Soziales Netzwerk realisieren. Innerhalb dieses Netzwerkes können die Knoten über Chat-Funktionalitäten miteinander kommunizieren, Daten austauschen, Interessen teilen, eigene Benutzerprofile erstellen etc. </text:p>
      <text:p text:style-name="P3"/>
      <text:p text:style-name="P3">Die Knoten des SharkNet werden als Peers bezeichnet. Ein Peer symbolisiert eine Person, genauer das Endgerät einer Person z.B. ein Smartphone, ein Tablet, ein Computer oder ein SmartTV. SharkNet ist ein Verteiltes System, welches aus einer Ansammlung unabhängiger Smartphones, Tablets, Computer oder SmartTV's bestehen kann. Immer mehr Geräte, auch Kühlschränke oder Waschmaschinen, beinhalten Prozessoren und andere Computer-Hardware und können Daten mit anderen Geräten austauschen(Internet-of-Things). Die Verteilung eines Systems ist somit nicht unbedingt auf PC's oder Laptops beschränkt. <text:s/></text:p>
      <text:p text:style-name="P3"/>
      <text:p text:style-name="P3">Zum Beispiel die Technik des Raspberry pi. Diese kleinen, verhältnismäßig günstigen Minicomputer können an verschiedenen Orten angebracht werden, in Klassenräumen vor Schulgebäuden an öffentlichen Plätzen etc. Theoretisch könnten diese <text:s/>Raspberry pi's eine Implementierung des ScharkNets verwenden und mit anderen Peers kommunizieren und Daten austauschen. Ein Raspberry pi mit entsprechender Konfigurierung wird vor Klassenraum XY installiert, dann können alle Schülerinnen und Schüler, die SharkNet auf ihrem Smartphone installiert haben, ihre Hausaufgabenheft-Anwendung mit diesem Raspberry pi synchronisieren und besondere Informationen erhalten z.B. Aktualisierungen der Metadaten der Schule, ausfallende Lehrer, Events der Schule etc. <text:s/></text:p>
      <text:p text:style-name="P3"/>
      <text:p text:style-name="P3">Die Kommunikation in einem dezentralen System arbeitet ohne Server und ohne 2. bzw. 3. Betreiber. <text:s/>Die Peers im dezentralen SharkNet kommunizieren und synchronisieren sich direkt über NFC oder Wifi-Direct miteinander(Peer-to-Peer) und benötigen keinen Server. Hausaufgaben und Stundenpläne werden Peer-to-Peer synchronisiert. Welche Schülerin oder welcher Schüler genau welche Stundenpläne oder Hausaufgaben zugesendet bekommt wird von den einstellbaren Interessen eines jeden Peers abhängen. Interessiert sich ein Peer für alle Hausaufgaben einer bestimmten Klasse, dann werden ihm alle Informationen zugesendet die von einem anderen Peer freigegeben und vorhanden sind. D.h. Ein zweites Peer muss das Interesse haben Hausaufgaben, dieser angegebenen Klasse, mit allen oder mit diesem <text:soft-page-break/>speziellen Peer zu teilen. <text:s/></text:p>
      <text:p text:style-name="P3"/>
      <text:p text:style-name="P3">SharkNet ist in erster Linie dezentral, weil es das dezentrale Framework SharkFW verwendet. Das Interessensystem und die Kommunikation via NFC oder Wifi-Direct sind im SharkFW implementiert. <text:span text:style-name="T7">//TODO WEITERE SHARKFW FUNKTIONEN AUFZÄHLEN UND REFERENZIEREN</text:span></text:p>
      <text:p text:style-name="P3"/>
      <text:p text:style-name="P3">In einem Zentralen System kommunizieren die einzelnen Geräte über einen Server. Dieser Server erhält und verteilt alle Informationen der Geräte. Die Betreiber eines solchen Servers können diese Daten, im Rahmen bestimmter Beschlüsse, Allgemeiner Geschäftsbedingungen oder anderer rechtlicher Grundlagen verwenden, analysieren oder verkaufen um somit Profite zu <text:s/>generieren. Unbeachtet der Tatsache, dass viele Serverbetreiber außerhalb des gesetzlichen Rahmens Datenmissbrauch begehen oder Server gehackt werden und dann die gesamte Kundendatenbanken auf dem Schwarzmark verkauft wird. </text:p>
      <text:p text:style-name="P15"/>
      <text:p text:style-name="P11">Wie können die Schülerinnen und Schüler bei ihren Hausaufgaben unterstützt werden?</text:p>
      <text:p text:style-name="P3"/>
      <text:p text:style-name="P3">Viele Schülerinnen und Schüler organisieren heutzutage ihre Hausaufgaben über Mobile-Anwendungen wie z.B. WhatsApp. Gruppenchats werden erzeugt und eine bestimmte Auswahl von Klassenmitgliedern wird eingeladen und diese beteiligen sich dann mehr oder weniger am Hausaufgabengeschehen innerhalb dieser Gruppe. Der Nachteil bei dieser Art der Hausaufgabenorganisation ist die fehlende Struktur. Die Aufgabenstellungen und mögliche Lösungen werden abfotografiert und in den Gruppenchat geladen, zusätzlich wird chaotisch diskutiert oder gechattet. Innerhalb eines Klassenchats mit beliebiger Mitgliederanzahl vermischen sich Aufgabenstellungen und Lösungen verschiedenster Personen und verschiedenster Qualität mit teilweise massenhaften Textnachrichten. </text:p>
      <text:p text:style-name="P3"/>
      <text:p text:style-name="P3">Ein Hauptziel der zu entwickelnden Hausaufgabenheft-Anwendung für Schülerinnen und Schüler wird die Strukturierung und Organisation dieser Informationen sein. Unter Umständen lernen die Schülerinnen und Schüler die Vorteile einer strukturierten Organisation der Hausaufgaben zu schätzen und nutzen in ihrem weiteren Lebensverlauf wiederholt Strukturen und Organisationsmethoden für ihr Aufgaben- und Zeitmanagement, dann würde die Hausaufgabenheft-Anwendung zusätzlich zur strukturierenden, auch eine Vorbild Funktionalität innehaben. </text:p>
      <text:p text:style-name="P3"/>
      <text:p text:style-name="P2">Analyse der Anwendungsfälle:</text:p>
      <text:p text:style-name="P2"/>
      <text:p text:style-name="P3">Anwendungsfälle werden sehr früh im Softwareentwicklungsprozess aufgestellt. In der Phase der Softwarespezifikationen, speziell während der Auffindung von Anforderungen, werden verschiedenste Nutzungsszenarien kreiert, welche dann später zu Spezifikationen ausformuliert werden können. Ein Nutzungsszenario oder Anwendungsfall beschreibt eine Aktion die ein Benutzer, im Falle der <text:soft-page-break/>Hausaufgabenheft-Anwendung die Schülerinnen und Schüler, am System ausführen kann. Ein Anwendungsfall für eine Hausaufgabenheft-Anwendung ist z.B. eine Schülerin oder ein Schüler, in der Use-Case UML Notation sind Strichmännchen als Symbole für die Benutzer festgelegt, erstellt seinen Wochenstundenplan. Die UML Diagramme zu den einzelnen Use-Cases befinden sich im Anhang der Arbeit. </text:p>
      <text:p text:style-name="P3"/>
      <text:p text:style-name="P3">Eine Schülerin oder ein Schüler:</text:p>
      <text:p text:style-name="P3"/>
      <text:list xml:id="list7897242396348781171" text:style-name="L3">
        <text:list-item>
          <text:p text:style-name="P8"><text:s/>… erstellt seinen Wochenstundenplan.</text:p>
        </text:list-item>
        <text:list-item>
          <text:p text:style-name="P8"><text:s/>… erstellt eine Unterrichtsstunde.</text:p>
        </text:list-item>
        <text:list-item>
          <text:p text:style-name="P8"><text:s/>… verknüpft die Unterrichtsstunde mit einem Lehrer, einem Raum und einer Wiederholbarkeit</text:p>
        </text:list-item>
        <text:list-item>
          <text:p text:style-name="P8"><text:s/>… ordnet die Unterrichtsstunde zeitlich in den Wochenstundenplan ein.</text:p>
        </text:list-item>
        <text:list-item>
          <text:p text:style-name="P8"><text:s/>… trägt Unterrichtsstunden für verschiedene Wochentage ein.</text:p>
        </text:list-item>
        <text:list-item>
          <text:p text:style-name="P8"><text:s/>… wechselt zwischen den verschiedenen Wochentagen des Wochenstundenplans mit einer Fingergeste.</text:p>
        </text:list-item>
        <text:list-item>
          <text:p text:style-name="P8"><text:s/>… sieht sich das Hausaufgabenheft an und blättert die einzelnen Seiten mit einer Fingergeste um.</text:p>
        </text:list-item>
        <text:list-item>
          <text:p text:style-name="P8"><text:s/>… blättert an den Anfang/das Ende des Hausaufgabenhefts.</text:p>
        </text:list-item>
        <text:list-item>
          <text:p text:style-name="P8"><text:s/>… blättert eine Woche im Hausaufgabenheft vor/zurück.</text:p>
        </text:list-item>
        <text:list-item>
          <text:p text:style-name="P8"><text:s/>… stellt fest, dass an diesem Tag kein Unterricht stattfindet.</text:p>
        </text:list-item>
        <text:list-item>
          <text:p text:style-name="P8"><text:s/>… erstellt eine Hausaufgabe.</text:p>
        </text:list-item>
        <text:list-item>
          <text:p text:style-name="P8"><text:s/>… erzeugt einen Chat zu einer Hausaufgabe.</text:p>
        </text:list-item>
        <text:list-item>
          <text:p text:style-name="P8"><text:s/>… fotografiert eine Aufgabenstellung oder Lösung.</text:p>
        </text:list-item>
        <text:list-item>
          <text:p text:style-name="P8"><text:s/>… verknüpft ein/mehrere Foto/s einer Aufgabenstellung oder Lösung mit einer Hausaufgabe.</text:p>
        </text:list-item>
        <text:list-item>
          <text:p text:style-name="P8"><text:s/>… bewertet die Qualität der fotografierten Ressource.</text:p>
        </text:list-item>
      </text:list>
      <text:p text:style-name="P3"/>
      <text:p text:style-name="P3">Eine dritte Person(Lehrer, Entwickler oder ein andrer):</text:p>
      <text:list xml:id="list40740569" text:continue-numbering="true" text:style-name="L3">
        <text:list-item>
          <text:p text:style-name="P8"><text:s/>gibt die Metadaten der Schule an.</text:p>
        </text:list-item>
      </text:list>
      <text:p text:style-name="P3"/>
      <text:p text:style-name="P3">Anwendungsfälle in denen die Schülerinnen und Schüler ihre Hausaufgaben oder Stundenpläne mit anderen Synchronisieren oder eine Auflistung aller Anwendungsfälle der verwendeten Chat-Funktionalität werden in dieser Bachelorarbeit nicht genauer beschrieben, weil sowohl die Synchronisierung, als auch die Chat-Funktionalitäten nicht direkt Teil der Bachelorarbeit sind. Die Hausaufgabenheft-Anwendung soll auch mit anderen Hausaufgabenheft-Anwendung synchronisiert werden können, jedoch geschieht dies auf Basis der Synchronisierung im SharkFW und die Chat-Funktionalität ist Teil des SharkNet und wird in der Hausaufgabenheft-Anwendung genutzt, aber nicht im Rahmen dieser Bachelorarbeit entwickelt. </text:p>
      <text:p text:style-name="P3"/>
      <text:p text:style-name="P2"/>
      <text:p text:style-name="P2"/>
      <text:p text:style-name="P2"/>
      <text:p text:style-name="P11"><text:soft-page-break/>Analyse ähnlicher Softwarelösungen:</text:p>
      <text:p text:style-name="P1"/>
      <text:p text:style-name="P3">Der folgende Abschnitt handelt von der Analyse und Bewertung drei verschiedener Softwarelösungen, welche alle ein Hausaufgabenheft realisieren. Die Auswahl dieser 3 Anwendungen erfolgte auf Grund der durchschnittlichen GooglePlay Store Bewertung, der Freiverkäuflichkeit, und der Downloadzahlen. Die Bewertung dieser drei Anwendungen wird an Hand eigens definierter Bewertungskriterien durchgeführt. Ziel dieser Softwareanalyse ähnlicher Softwarelösungen ist es, Inspirationen für neue Anwendungsfälle und somit Inspiration für neue Spezifikationen und Funktionalitäten zu erzeugen. </text:p>
      <text:p text:style-name="P3"><text:s text:c="5"/></text:p>
      <text:p text:style-name="P11">Definition der teilweise subjektiven Bewertungskriterien</text:p>
      <text:p text:style-name="P11"/>
      <text:p text:style-name="P3">Die zu untersuchende Anwendung sollte:</text:p>
      <text:p text:style-name="P3"/>
      <text:list xml:id="list9208022122074605473" text:style-name="L4">
        <text:list-item>
          <text:p text:style-name="P9">… ohne besondere Vorkenntnisse benutzbar sein.</text:p>
        </text:list-item>
        <text:list-item>
          <text:p text:style-name="P9">… nicht abstürzen.</text:p>
        </text:list-item>
        <text:list-item>
          <text:p text:style-name="P9">… die Informationen persistent speichern.</text:p>
        </text:list-item>
        <text:list-item>
          <text:p text:style-name="P9">… das Fotografieren der Hausaufgaben unterstützen.</text:p>
        </text:list-item>
        <text:list-item>
          <text:p text:style-name="P9">… einen Erstellung des Stundenplans ermöglichen.</text:p>
        </text:list-item>
        <text:list-item>
          <text:p text:style-name="P9">… den Stundenplan mit anderen Teilen können.</text:p>
        </text:list-item>
      </text:list>
      <text:p text:style-name="P1"/>
      <text:p text:style-name="P2"><text:span text:style-name="T11">Anwendung 1:</text:span></text:p>
      <text:list xml:id="list3818981164666221612" text:style-name="L6">
        <text:list-item>
          <text:p text:style-name="P13"><text:span text:style-name="T5">Anwendungsname „Hausaufgaben“</text:span></text:p>
        </text:list-item>
        <text:list-item>
          <text:p text:style-name="P13"><text:span text:style-name="T5">Herausgeber „Klwinkel.com“</text:span></text:p>
        </text:list-item>
        <text:list-item>
          <text:p text:style-name="P13"><text:span text:style-name="T5">Bewertung im GooglePlay Store „4,3 Sterne“</text:span></text:p>
        </text:list-item>
        <text:list-item>
          <text:p text:style-name="P13"><text:span text:style-name="T5">Downloadzahlen „ungefähr 1 Millionen“</text:span></text:p>
        </text:list-item>
      </text:list>
      <text:p text:style-name="P3"/>
      <text:p text:style-name="P3">Die Navigation zwischen den einzelnen Funktionalitäten der Anwendung ist mit dem Navigation Drawer des Android Frameworks realisiert, dadurch wirkt die Navigation durch die einzelnen Bestandteile der Anwendung sehr vereinfacht und intuitiv. </text:p>
      <text:p text:style-name="P3"/>
      <text:p text:style-name="P3">Die einzelnen Unterrichtsfächer werden separat in der Kategorie „Fächer“ definiert. Einem Fach können verschiedene Eigenschaften zugeschrieben werden. Die Eigenschaften lauten: Name des Fachs, Abkürzung des Namens des Fachs, Farbe des Fachs, Kontakt, Telefonnummer des Kontakts und eine E-Mail Adresse. Nachdem ein Fach erstellt wurde wird <text:s/>ein Layout generiert. Der Hintergrund des Layouts passt sich der gewählten Farbe des Fachs an. Das generierte Layout zeigt den Namen des Fachs, den Namen des Kontakts, die Telefonnummer des Kontakts und die E-Mail Adresse des Kontaktes an. Für jedes erstellte Fach wird ein eigenes Layout generiert. Jedes dieser Layouts wird in Form einer Liste in der Kategorie „Fächer“ angezeigt und steht dort für weitere Bearbeitung, Ansicht oder zum Entfernen bereit.</text:p>
      <text:p text:style-name="P3"/>
      <text:p text:style-name="P3"/>
      <text:p text:style-name="P3">Ein Wochenstundenplan kann erstellt werden. Eine Unterrichtsstunde besteht aus <text:soft-page-break/>einer Beschreibung, dem Datum der ersten Unterrichtsstunde im Schuljahr und dem Datum der letzten Unterrichtsstunde im Schuljahr, einer Priorität und der Art des Stundenplans. Die Art des Stundenplans legt fest in welchen Zyklen diese Unterrichtsstunde wiederholt wird. </text:p>
      <text:p text:style-name="P3"/>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7">Allgemeine Informationen:</text:p>
          </table:table-cell>
          <table:table-cell table:style-name="Tabelle1.A1" office:value-type="string">
            <text:p text:style-name="P16"/>
          </table:table-cell>
          <table:table-cell table:style-name="Tabelle1.A1" office:value-type="string">
            <text:p text:style-name="P16"/>
          </table:table-cell>
          <table:table-cell table:style-name="Tabelle1.D1" office:value-type="string">
            <text:p text:style-name="P16"/>
          </table:table-cell>
        </table:table-row>
        <table:table-row>
          <table:table-cell table:style-name="Tabelle1.A2" office:value-type="string">
            <text:p text:style-name="P16">Anwendungs-bezeichnung</text:p>
          </table:table-cell>
          <table:table-cell table:style-name="Tabelle1.A2" office:value-type="string">
            <text:p text:style-name="P16">Hausaufgaben</text:p>
          </table:table-cell>
          <table:table-cell table:style-name="Tabelle1.A2" office:value-type="string">
            <text:p text:style-name="P16">SchoolManager</text:p>
          </table:table-cell>
          <table:table-cell table:style-name="Tabelle1.D2" office:value-type="string">
            <text:p text:style-name="P16">Hausaufgabenheft</text:p>
          </table:table-cell>
        </table:table-row>
        <table:table-row>
          <table:table-cell table:style-name="Tabelle1.A2" office:value-type="string">
            <text:p text:style-name="P16">Freeware</text:p>
          </table:table-cell>
          <table:table-cell table:style-name="Tabelle1.A2" office:value-type="string">
            <text:p text:style-name="P16">Ja</text:p>
          </table:table-cell>
          <table:table-cell table:style-name="Tabelle1.A2" office:value-type="string">
            <text:p text:style-name="P16">Ja</text:p>
          </table:table-cell>
          <table:table-cell table:style-name="Tabelle1.D2" office:value-type="string">
            <text:p text:style-name="P16">Ja</text:p>
          </table:table-cell>
        </table:table-row>
        <table:table-row>
          <table:table-cell table:style-name="Tabelle1.A2" office:value-type="string">
            <text:p text:style-name="P16">Downloads</text:p>
          </table:table-cell>
          <table:table-cell table:style-name="Tabelle1.A2" office:value-type="string">
            <text:p text:style-name="P16"><text:span text:style-name="T9">≈</text:span><text:span text:style-name="T10"> 1 Millionen</text:span></text:p>
          </table:table-cell>
          <table:table-cell table:style-name="Tabelle1.A2" office:value-type="string">
            <text:p text:style-name="P16"><text:span text:style-name="T9">≈ 500</text:span></text:p>
          </table:table-cell>
          <table:table-cell table:style-name="Tabelle1.D2" office:value-type="string">
            <text:p text:style-name="P16"><text:span text:style-name="T9">≈ 100</text:span></text:p>
          </table:table-cell>
        </table:table-row>
        <table:table-row>
          <table:table-cell table:style-name="Tabelle1.A2" office:value-type="string">
            <text:p text:style-name="P16">Herausgeber</text:p>
          </table:table-cell>
          <table:table-cell table:style-name="Tabelle1.A2" office:value-type="string">
            <text:p text:style-name="P2"><text:span text:style-name="T8">Klwinkel.com</text:span></text:p>
          </table:table-cell>
          <table:table-cell table:style-name="Tabelle1.A2" office:value-type="string">
            <text:p text:style-name="P16">Thinc.easy</text:p>
          </table:table-cell>
          <table:table-cell table:style-name="Tabelle1.D2" office:value-type="string">
            <text:p text:style-name="P16">Tobi.software</text:p>
          </table:table-cell>
        </table:table-row>
        <table:table-row>
          <table:table-cell table:style-name="Tabelle1.A2" office:value-type="string">
            <text:p text:style-name="P16">GooglePlay Store Bewertung</text:p>
          </table:table-cell>
          <table:table-cell table:style-name="Tabelle1.A2" office:value-type="string">
            <text:p text:style-name="P3">4,3 Sterne</text:p>
          </table:table-cell>
          <table:table-cell table:style-name="Tabelle1.A2" office:value-type="string">
            <text:p text:style-name="P16">4,3 Sterne</text:p>
          </table:table-cell>
          <table:table-cell table:style-name="Tabelle1.D2" office:value-type="string">
            <text:p text:style-name="P16">4,0 Sterne</text:p>
          </table:table-cell>
        </table:table-row>
        <table:table-row>
          <table:table-cell table:style-name="Tabelle1.A2" office:value-type="string">
            <text:p text:style-name="P17">Funktionalitäten:</text:p>
          </table:table-cell>
          <table:table-cell table:style-name="Tabelle1.A2" office:value-type="string">
            <text:p text:style-name="P16"/>
          </table:table-cell>
          <table:table-cell table:style-name="Tabelle1.A2" office:value-type="string">
            <text:p text:style-name="P16"/>
          </table:table-cell>
          <table:table-cell table:style-name="Tabelle1.D2" office:value-type="string">
            <text:p text:style-name="P16"/>
          </table:table-cell>
        </table:table-row>
        <table:table-row>
          <table:table-cell table:style-name="Tabelle1.A2" office:value-type="string">
            <text:p text:style-name="P16">Navigation Drawer</text:p>
          </table:table-cell>
          <table:table-cell table:style-name="Tabelle1.A2" office:value-type="string">
            <text:p text:style-name="P16">Ja</text:p>
          </table:table-cell>
          <table:table-cell table:style-name="Tabelle1.A2" office:value-type="string">
            <text:p text:style-name="P16"/>
          </table:table-cell>
          <table:table-cell table:style-name="Tabelle1.D2" office:value-type="string">
            <text:p text:style-name="P16"/>
          </table:table-cell>
        </table:table-row>
        <table:table-row>
          <table:table-cell table:style-name="Tabelle1.A2" office:value-type="string">
            <text:p text:style-name="P16">Notensystem</text:p>
          </table:table-cell>
          <table:table-cell table:style-name="Tabelle1.A2" office:value-type="string">
            <text:p text:style-name="P16">Ja</text:p>
          </table:table-cell>
          <table:table-cell table:style-name="Tabelle1.A2" office:value-type="string">
            <text:p text:style-name="P16"/>
          </table:table-cell>
          <table:table-cell table:style-name="Tabelle1.D2" office:value-type="string">
            <text:p text:style-name="P16"/>
          </table:table-cell>
        </table:table-row>
        <table:table-row>
          <table:table-cell table:style-name="Tabelle1.A2" office:value-type="string">
            <text:p text:style-name="P16">Stundenplan</text:p>
          </table:table-cell>
          <table:table-cell table:style-name="Tabelle1.A2" office:value-type="string">
            <text:p text:style-name="P16"/>
          </table:table-cell>
          <table:table-cell table:style-name="Tabelle1.A2" office:value-type="string">
            <text:p text:style-name="P16"/>
          </table:table-cell>
          <table:table-cell table:style-name="Tabelle1.D2" office:value-type="string">
            <text:p text:style-name="P16"/>
          </table:table-cell>
        </table:table-row>
        <table:table-row>
          <table:table-cell table:style-name="Tabelle1.A2" office:value-type="string">
            <text:p text:style-name="P16"/>
          </table:table-cell>
          <table:table-cell table:style-name="Tabelle1.A2" office:value-type="string">
            <text:p text:style-name="P16"/>
          </table:table-cell>
          <table:table-cell table:style-name="Tabelle1.A2" office:value-type="string">
            <text:p text:style-name="P16"/>
          </table:table-cell>
          <table:table-cell table:style-name="Tabelle1.D2" office:value-type="string">
            <text:p text:style-name="P16"/>
          </table:table-cell>
        </table:table-row>
        <table:table-row>
          <table:table-cell table:style-name="Tabelle1.A2" office:value-type="string">
            <text:p text:style-name="P16"/>
          </table:table-cell>
          <table:table-cell table:style-name="Tabelle1.A2" office:value-type="string">
            <text:p text:style-name="P16"/>
          </table:table-cell>
          <table:table-cell table:style-name="Tabelle1.A2" office:value-type="string">
            <text:p text:style-name="P16"/>
          </table:table-cell>
          <table:table-cell table:style-name="Tabelle1.D2" office:value-type="string">
            <text:p text:style-name="P16"/>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4H57M52S</meta:editing-duration>
    <meta:editing-cycles>9</meta:editing-cycles>
    <meta:generator>OpenOffice/4.1.2$Win32 OpenOffice.org_project/412m3$Build-9782</meta:generator>
    <dc:date>2016-08-01T20:56:40.90</dc:date>
    <meta:document-statistic meta:table-count="1" meta:image-count="0" meta:object-count="0" meta:page-count="7" meta:paragraph-count="100" meta:word-count="1963" meta:character-count="15554"/>
    <meta:user-defined meta:name="Info 1"/>
    <meta:user-defined meta:name="Info 2"/>
    <meta:user-defined meta:name="Info 3"/>
    <meta:user-defined meta:name="Info 4"/>
  </office:meta>
</office:document-meta>
</file>